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 table:number-columns-spanned="6" table:number-rows-spanned="1">
            <text:p>LAN10</text:p>
          </table:table-cell>
          <table:covered-table-cell table:style-name="Default"/>
          <table:covered-table-cell/>
          <table:covered-table-cell table:style-name="ce2"/>
          <table:covered-table-cell table:number-columns-repeated="2" table:style-name="Default"/>
          <table:table-cell table:style-name="ce2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2"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2" office:value-type="string" calcext:value-type="string" table:number-columns-spanned="3" table:number-rows-spanned="1">
            <text:p>N=3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39.5" calcext:value-type="float">
            <text:p>39.5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21.2" calcext:value-type="float">
            <text:p>21.2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877" calcext:value-type="float">
            <text:p>7877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1144" calcext:value-type="float">
            <text:p>1144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swap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203" calcext:value-type="float">
            <text:p>203</text:p>
          </table:table-cell>
          <table:table-cell table:style-name="ce3"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646" calcext:value-type="float">
            <text:p>12646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361" calcext:value-type="float">
            <text:p>5361</text:p>
          </table:table-cell>
          <table:table-cell table:style-name="ce3"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overflow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09" calcext:value-type="float">
            <text:p>513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51067" calcext:value-type="float">
            <text:p>55106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288" calcext:value-type="float">
            <text:p>72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658" calcext:value-type="float">
            <text:p>26665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7998" calcext:value-type="float">
            <text:p>799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2099" calcext:value-type="float">
            <text:p>262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91195" calcext:value-type="float">
            <text:p>911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70652" calcext:value-type="float">
            <text:p>127065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2748" calcext:value-type="float">
            <text:p>42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843883" calcext:value-type="float">
            <text:p>84388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table:style-name="ce3"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4.26" calcext:value-type="float">
            <text:p>74.26</text:p>
          </table:table-cell>
          <table:table-cell table:style-name="ce3"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8.23" calcext:value-type="float">
            <text:p>78.23</text:p>
          </table:table-cell>
          <table:table-cell table:style-name="ce3"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5.86" calcext:value-type="float">
            <text:p>65.86</text:p>
          </table:table-cell>
          <table:table-cell table:style-name="ce3"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" table:number-columns-repeated="5"/>
          <table:table-cell/>
          <table:table-cell table:style-name="ce3" table:number-columns-repeated="4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24.7" calcext:value-type="float">
            <text:p>124.7</text:p>
          </table:table-cell>
          <table:table-cell table:style-name="ce3"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4569" calcext:value-type="float">
            <text:p>45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7T14:07:47.559809640</dc:date>
    <meta:editing-duration>PT22H6M3S</meta:editing-duration>
    <meta:editing-cycles>101</meta:editing-cycles>
    <meta:generator>LibreOffice/7.3.7.2$Linux_X86_64 LibreOffice_project/30$Build-2</meta:generator>
    <meta:document-statistic meta:table-count="1" meta:cell-count="329" meta:object-count="0"/>
  </office:meta>
</office:document-meta>
</file>